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style:font-name="Courier New" fo:font-weight="bold" style:font-weight-asian="bold" style:font-weight-complex="bold"/>
    </style:style>
    <style:style style:name="P17" style:family="paragraph" style:parent-style-name="Table_20_Contents">
      <style:paragraph-properties fo:text-align="justify"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type="double" style:text-underline-width="auto" style:text-underline-color="font-color"/>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602in" style:type="right" style:leader-style="dotted" style:leader-text="."/>
        </style:tab-stops>
      </style:paragraph-properties>
    </style:style>
    <style:style style:name="P43" style:family="paragraph" style:parent-style-name="Contents_20_2">
      <style:paragraph-properties>
        <style:tab-stops>
          <style:tab-stop style:position="6.8839in" style:type="right"/>
        </style:tab-stops>
      </style:paragraph-properties>
    </style:style>
    <style:style style:name="P44" style:family="paragraph" style:parent-style-name="Index_20_1">
      <style:paragraph-properties>
        <style:tab-stops>
          <style:tab-stop style:position="7.0807in" style:type="right"/>
        </style:tab-stops>
      </style:paragraph-properties>
    </style:style>
    <style:style style:name="P45" style:family="paragraph" style:parent-style-name="Index_20_Separator">
      <style:paragraph-properties>
        <style:tab-stops/>
      </style:paragraph-properties>
    </style:style>
    <style:style style:name="P46" style:family="paragraph" style:parent-style-name="Text_20_body" style:master-page-name="Standard">
      <style:paragraph-properties style:page-numb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paragraph-properties fo:text-align="justify" style:justify-single-word="false"/>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5">
      <style:paragraph-properties fo:text-align="justify" style:justify-single-word="false"/>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8">
      <style:paragraph-properties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text-align="justify" style:justify-single-word="false"/>
    </style:style>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9"/>
    <style:style style:name="P65" style:family="paragraph" style:parent-style-name="Text_20_body" style:list-style-name="L16"/>
    <style:style style:name="P66" style:family="paragraph" style:parent-style-name="Text_20_body">
      <style:paragraph-properties fo:text-align="justify" style:justify-single-word="false"/>
      <style:text-properties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Courier New"/>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March 19, 2015</text:p>
      <text:p text:style-name="P2">Covering fOOrth version 0.0.3</text:p>
      <text:p text:style-name="P2">Status: Unpublished.</text:p>
      <text:p text:style-name="Text_20_body"/>
      <text:p text:style-name="Text_20_body"/>
      <text:p text:style-name="Text_20_body"/>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1">Table of Contents</text:p>
          </text:index-title>
          <text:p text:style-name="P42">The MIT License (MIT).<text:tab/>5</text:p>
          <text:p text:style-name="P42">Introduction<text:tab/>6</text:p>
          <text:p text:style-name="P43">About the name fOOrth<text:tab/>6</text:p>
          <text:p text:style-name="P43">How fOOrth came to be<text:tab/>6</text:p>
          <text:p text:style-name="P43">Goals and Principles<text:tab/>7</text:p>
          <text:p text:style-name="P43">Report Card<text:tab/>8</text:p>
          <text:p text:style-name="P43">Special Note of Thanks<text:tab/>9</text:p>
          <text:p text:style-name="P42">Installation<text:tab/>10</text:p>
          <text:p text:style-name="P43">Ruby<text:tab/>10</text:p>
          <text:p text:style-name="P43">fOOrth<text:tab/>10</text:p>
          <text:p text:style-name="P43">Running fOOrth<text:tab/>11</text:p>
          <text:p text:style-name="P43">Source Archive<text:tab/>11</text:p>
          <text:p text:style-name="P42">First Steps<text:tab/>12</text:p>
          <text:p text:style-name="P42">The Syntax and Style of fOOrth<text:tab/>14</text:p>
          <text:p text:style-name="P43">Syntax<text:tab/>14</text:p>
          <text:p text:style-name="P43">Spaces<text:tab/>14</text:p>
          <text:p text:style-name="P43">Comments<text:tab/>14</text:p>
          <text:p text:style-name="P43">String Literals<text:tab/>14</text:p>
          <text:p text:style-name="P43">Numeric Literals<text:tab/>15</text:p>
          <text:p text:style-name="P42">A fOOrth Calculator<text:tab/>16</text:p>
          <text:p text:style-name="P43">The Basics<text:tab/>16</text:p>
          <text:p text:style-name="P43">Stack Manipulation<text:tab/>17</text:p>
          <text:p text:style-name="P43">Programming<text:tab/>19</text:p>
          <text:p text:style-name="P43">Control Structures<text:tab/>20</text:p>
          <text:p text:style-name="P43">Data Memory<text:tab/>24</text:p>
          <text:p text:style-name="P42">Data Storage in fOOrth<text:tab/>25</text:p>
          <text:p text:style-name="P43">Typing<text:tab/>25</text:p>
          <text:p text:style-name="P43">Declarations<text:tab/>25</text:p>
          <text:p text:style-name="P43">Scoping<text:tab/>25</text:p>
          <text:p text:style-name="P43">Referencing<text:tab/>26</text:p>
          <text:p text:style-name="P43">Mutation<text:tab/>27</text:p>
          <text:p text:style-name="P42">Cloning Data<text:tab/>29</text:p>
          <text:p text:style-name="P43">Deep vs Shallow Copy<text:tab/>29</text:p>
          <text:p text:style-name="P43">Permissive Copying<text:tab/>31</text:p>
          <text:p text:style-name="P42">The Class Tree<text:tab/>32</text:p>
          <text:p text:style-name="P43">A Brief Overview<text:tab/>32</text:p>
          <text:p text:style-name="P42">Method Mapping<text:tab/>34</text:p>
          <text:p text:style-name="P42">Routing<text:tab/>35</text:p>
          <text:p text:style-name="P43">Routing Internals<text:tab/>36</text:p>
          <text:p text:style-name="P42">Handling Exceptions<text:tab/>38</text:p>
          <text:p text:style-name="P43">fOOrth Native Exception Codes:<text:tab/>38</text:p>
          <text:p text:style-name="P42">Array<text:tab/>39</text:p>
          <text:p text:style-name="P43">Array Literals<text:tab/>39</text:p>
          <text:p text:style-name="P43">Class Methods<text:tab/>39</text:p>
          <text:p text:style-name="P43">Instance Methods<text:tab/>39</text:p>
          <text:p text:style-name="P43">See Also<text:tab/>39</text:p>
          <text:p text:style-name="P42">Class<text:tab/>40</text:p>
          <text:p text:style-name="P43">Instance Methods<text:tab/>40</text:p>
          <text:p text:style-name="P43">See Also<text:tab/>40</text:p>
          <text:p text:style-name="P42">Complex<text:tab/>41</text:p>
          <text:p text:style-name="P43">Complex Literals<text:tab/>41</text:p>
          <text:p text:style-name="P43">Instance Methods<text:tab/>42</text:p>
          <text:p text:style-name="P43">Instance Stubs<text:tab/>42</text:p>
          <text:p text:style-name="P43">See Also<text:tab/>42</text:p>
          <text:p text:style-name="P42">Exception<text:tab/>43</text:p>
          <text:p text:style-name="P42">FalseClass<text:tab/>44</text:p>
          <text:p text:style-name="P43">Instance Methods<text:tab/>44</text:p>
          <text:p text:style-name="P43">See Also<text:tab/>44</text:p>
          <text:p text:style-name="P42">Float<text:tab/>46</text:p>
          <text:p text:style-name="P43">Float Literals<text:tab/>46</text:p>
          <text:p text:style-name="P43">See Also<text:tab/>46</text:p>
          <text:p text:style-name="P42">Hash<text:tab/>47</text:p>
          <text:p text:style-name="P43">Hash Literals<text:tab/>47</text:p>
          <text:p text:style-name="P43">Instance Methods<text:tab/>47</text:p>
          <text:p text:style-name="P43">See Also<text:tab/>47</text:p>
          <text:p text:style-name="P42">InStream<text:tab/>48</text:p>
          <text:p text:style-name="P43">Class Methods<text:tab/>48</text:p>
          <text:p text:style-name="P43">Instance Methods<text:tab/>48</text:p>
          <text:p text:style-name="P43">See Also<text:tab/>48</text:p>
          <text:p text:style-name="P42">Integer<text:tab/>49</text:p>
          <text:p text:style-name="P43">Integer Literals<text:tab/>49</text:p>
          <text:p text:style-name="P43">Instance Methods<text:tab/>49</text:p>
          <text:p text:style-name="P43">See Also<text:tab/>49</text:p>
          <text:p text:style-name="P42">MaxNumeric<text:tab/>51</text:p>
          <text:p text:style-name="P42">MinNumeric<text:tab/>52</text:p>
          <text:p text:style-name="P42">NilClass<text:tab/>53</text:p>
          <text:p text:style-name="P43">Instance Methods<text:tab/>53</text:p>
          <text:p text:style-name="P43">See Also<text:tab/>53</text:p>
          <text:p text:style-name="P42">Numeric<text:tab/>54</text:p>
          <text:p text:style-name="P43">Instance Methods<text:tab/>54</text:p>
          <text:p text:style-name="P43">See Also<text:tab/>54</text:p>
          <text:p text:style-name="P42">Object<text:tab/>55</text:p>
          <text:p text:style-name="P43">Instance Methods<text:tab/>55</text:p>
          <text:p text:style-name="P43">See Also<text:tab/>64</text:p>
          <text:p text:style-name="P42"><text:soft-page-break/>OutStream<text:tab/>65</text:p>
          <text:p text:style-name="P43">Class Methods<text:tab/>65</text:p>
          <text:p text:style-name="P43">Instance Methods<text:tab/>65</text:p>
          <text:p text:style-name="P43">Class Stubs<text:tab/>65</text:p>
          <text:p text:style-name="P43">See Also<text:tab/>65</text:p>
          <text:p text:style-name="P42">Procedure<text:tab/>66</text:p>
          <text:p text:style-name="P43">Procedure Literals<text:tab/>66</text:p>
          <text:p text:style-name="P43">Instance Methods<text:tab/>66</text:p>
          <text:p text:style-name="P43">See Also<text:tab/>66</text:p>
          <text:p text:style-name="P42">Queue<text:tab/>67</text:p>
          <text:p text:style-name="P43">Instance Methods<text:tab/>67</text:p>
          <text:p text:style-name="P43">See Also<text:tab/>67</text:p>
          <text:p text:style-name="P42">Rational<text:tab/>68</text:p>
          <text:p text:style-name="P43">Rational Literals<text:tab/>68</text:p>
          <text:p text:style-name="P43">Instance Methods<text:tab/>68</text:p>
          <text:p text:style-name="P43">See Also<text:tab/>69</text:p>
          <text:p text:style-name="P42">Stack<text:tab/>70</text:p>
          <text:p text:style-name="P43">Instance Methods<text:tab/>70</text:p>
          <text:p text:style-name="P43">See Also<text:tab/>70</text:p>
          <text:p text:style-name="P42">String<text:tab/>71</text:p>
          <text:p text:style-name="P43">String Literals<text:tab/>71</text:p>
          <text:p text:style-name="P43">Instance Methods<text:tab/>71</text:p>
          <text:p text:style-name="P43">See Also<text:tab/>71</text:p>
          <text:p text:style-name="P42">Thread<text:tab/>72</text:p>
          <text:p text:style-name="P43">Class Methods<text:tab/>72</text:p>
          <text:p text:style-name="P43">Instance Methods<text:tab/>72</text:p>
          <text:p text:style-name="P43">See Also<text:tab/>72</text:p>
          <text:p text:style-name="P42">TrueClass<text:tab/>73</text:p>
          <text:p text:style-name="P43">See Also<text:tab/>73</text:p>
          <text:p text:style-name="P42">VirtualMachine<text:tab/>74</text:p>
          <text:p text:style-name="P43">Instance Methods<text:tab/>74</text:p>
          <text:p text:style-name="P43">Commands<text:tab/>76</text:p>
          <text:p text:style-name="P43">See Also<text:tab/>77</text:p>
          <text:p text:style-name="P42">Appendix A – Symbol Glossary<text:tab/>78</text:p>
          <text:p text:style-name="P42">Appendix B – Regular Expressions<text:tab/>80</text:p>
          <text:p text:style-name="P42">Edit History:<text:tab/>82</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674109670597559140" text:style-name="L1">
        <text:list-item>
          <text:p text:style-name="P47">A Simple, Easy-to-Understand syntax that is none the less, Expressive and Compact:</text:p>
        </text:list-item>
      </text:list>
      <text:list xml:id="list8896702447174043060" text:style-name="L2">
        <text:list-item>
          <text:list>
            <text:list-item>
              <text:p text:style-name="P48">Source code in fOOrth is free-form with no line oriented limitations or rules.</text:p>
            </text:list-item>
            <text:list-item>
              <text:p text:style-name="P48">Support is given to the easy representation of common literal data such as strings, integers, floating point numbers, rational numbers, and complex numbers.</text:p>
            </text:list-item>
          </text:list>
        </text:list-item>
      </text:list>
      <text:list xml:id="list42687991" text:continue-list="list3674109670597559140" text:style-name="L1">
        <text:list-item>
          <text:p text:style-name="P47">Safe Data and Data Structures:</text:p>
        </text:list-item>
      </text:list>
      <text:list xml:id="list5998076297234156018" text:style-name="L3">
        <text:list-item>
          <text:list>
            <text:list-item>
              <text:p text:style-name="P50">Simple, reliable arithmetic. In fOOrth, integer operations never overflow. Rational <text:soft-page-break/>values can be represented exactly, complex numbers are supported, and conversions between numeric types are simple.</text:p>
            </text:list-item>
            <text:list-item>
              <text:p text:style-name="P50">Strings grow as needed without the need to allocate space or worry about overflow.</text:p>
            </text:list-item>
            <text:list-item>
              <text:p text:style-name="P50">Data containers such as arrays and hashes grow as needed. Out of range subscripts cannot access undefined memory regions. </text:p>
            </text:list-item>
          </text:list>
        </text:list-item>
      </text:list>
      <text:list xml:id="list42702415" text:continue-list="list42687991" text:style-name="L1">
        <text:list-item>
          <text:p text:style-name="P47">Message Passing:</text:p>
        </text:list-item>
      </text:list>
      <text:list xml:id="list346092491433714830" text:style-name="L4">
        <text:list-item>
          <text:list>
            <text:list-item>
              <text:p text:style-name="P60">In fOOrth all actions take the form of messages sent to a receiver.</text:p>
            </text:list-item>
            <text:list-item>
              <text:p text:style-name="P60">The routing of messages is specified by the exact type of the message.</text:p>
            </text:list-item>
            <text:list-item>
              <text:p text:style-name="P60">Message receivers include data items on the stack as well as the virtual machine object associated with the current thread of execution.</text:p>
            </text:list-item>
            <text:list-item>
              <text:p text:style-name="P60">Messages for which no routing specification can be found, generate an error at compile time.</text:p>
            </text:list-item>
          </text:list>
        </text:list-item>
      </text:list>
      <text:list xml:id="list42698311" text:continue-list="list42702415" text:style-name="L1">
        <text:list-item>
          <text:p text:style-name="P47">Object Oriented Design:</text:p>
        </text:list-item>
      </text:list>
      <text:list xml:id="list6062306219195075407" text:style-name="L5">
        <text:list-item>
          <text:list>
            <text:list-item>
              <text:p text:style-name="P51">Support class based inheritance, with a non-cyclic (single inheritance) tree derived from a common base Object class.</text:p>
            </text:list-item>
            <text:list-item>
              <text:p text:style-name="P61">Support late binding and polymorphism through message interface compatibility or “duck” typing.</text:p>
            </text:list-item>
          </text:list>
        </text:list-item>
      </text:list>
      <text:list xml:id="list42681364" text:continue-list="list42698311" text:style-name="L1">
        <text:list-item>
          <text:p text:style-name="P47">Meta programming: </text:p>
        </text:list-item>
      </text:list>
      <text:list xml:id="list3325179774861707998" text:style-name="L6">
        <text:list-item>
          <text:list>
            <text:list-item>
              <text:p text:style-name="P62">Support extensible language constructs by making the compiler an accessible part of the system.</text:p>
            </text:list-item>
          </text:list>
        </text:list-item>
      </text:list>
      <text:list xml:id="list42702720" text:continue-list="list42681364" text:style-name="L1">
        <text:list-item>
          <text:p text:style-name="P47">Reliability:</text:p>
        </text:list-item>
      </text:list>
      <text:list xml:id="list7508913077368705326" text:style-name="L7">
        <text:list-item>
          <text:list>
            <text:list-item>
              <text:p text:style-name="P63">Errors should be detected as soon as possible. </text:p>
            </text:list-item>
            <text:list-item>
              <text:p text:style-name="P63">Language constructs should not be designed in a way that causes simple coding errors to spin off into infinite loops. </text:p>
            </text:list-item>
          </text:list>
        </text:list-item>
      </text:list>
      <text:list xml:id="list42702070" text:continue-list="list42702720" text:style-name="L1">
        <text:list-item>
          <text:p text:style-name="P52">Building on the host language:</text:p>
        </text:list-item>
      </text:list>
      <text:list xml:id="list779054653301932364" text:style-name="L8">
        <text:list-item>
          <text:list>
            <text:list-item>
              <text:p text:style-name="P5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3750296"/>Thanks<text:alphabetical-index-mark-end text:id="IMark9375029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859180352615238818" text:style-name="L9">
        <text:list-item>
          <text:p text:style-name="P64">ruby 1.9.3p484 (2013-11-22) [i386-mingw32]</text:p>
        </text:list-item>
        <text:list-item>
          <text:p text:style-name="P64">ruby 2.1.5p273 (2014-11-13 revision 48405) [i386-mingw32]</text:p>
        </text:list-item>
        <text:list-item>
          <text:p text:style-name="P64">Rubinius – to be tested!</text:p>
        </text:list-item>
        <text:list-item>
          <text:p text:style-name="P64">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3750296"/>Rake<text:alphabetical-index-mark-end text:id="IMark93750296"/>:</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3750296"/>Demo.rb<text:alphabetical-index-mark-end text:id="IMark937502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4"><text:alphabetical-index-mark-start text:id="IMark93785388"/>drop<text:alphabetical-index-mark-end text:id="IMark9378538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4"><text:alphabetical-index-mark-start text:id="IMark93785388"/>dup<text:alphabetical-index-mark-end text:id="IMark9378538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4"><text:alphabetical-index-mark-start text:id="IMark93785388"/>nip<text:alphabetical-index-mark-end text:id="IMark9378538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4"><text:alphabetical-index-mark-start text:id="IMark93785388"/>over<text:alphabetical-index-mark-end text:id="IMark9378538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4"><text:alphabetical-index-mark-start text:id="IMark93785388"/>pick<text:alphabetical-index-mark-end text:id="IMark9378538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3785388"/>swap<text:alphabetical-index-mark-end text:id="IMark9378538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4"><text:alphabetical-index-mark-start text:id="IMark93785388"/>tuck<text:alphabetical-index-mark-end text:id="IMark9378538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702916005839906843" text:style-name="L10">
        <text:list-item>
          <text:p text:style-name="P54">To store return addresses for word calls. In fOOrth this is handled by the Ruby virtual machine.</text:p>
        </text:list-item>
        <text:list-item>
          <text:p text:style-name="P54">To store context for control structures. In fOOrth the context mechanism provides for a far richer and more reliable set of control, compile, and data structures.</text:p>
        </text:list-item>
        <text:list-item>
          <text:p text:style-name="P5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3784236"/>if<text:alphabetical-index-mark-end text:id="IMark9378423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3784236"/>switch<text:alphabetical-index-mark-end text:id="IMark9378423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3784236"/>do<text:alphabetical-index-mark-end text:id="IMark9378423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3784236"/>loop<text:alphabetical-index-mark-end text:id="IMark93784236"/>” commands mark the boundaries of the loop; The “<text:alphabetical-index-mark-start text:id="IMark93774044"/>i<text:alphabetical-index-mark-end text:id="IMark93774044"/>” command is used to retrieve the current loop counter value. For nested loops, the “<text:alphabetical-index-mark-start text:id="IMark93784284"/>j<text:alphabetical-index-mark-end text:id="IMark93784284"/>” command retrieves the value of the outer loops counter value. <text:s/>By default, the “loop” command adds one to the loop value. For more flexible looping, the “<text:alphabetical-index-mark-start text:id="IMark93782556"/>+loop<text:alphabetical-index-mark-end text:id="IMark937825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3782556"/>-i<text:alphabetical-index-mark-end text:id="IMark93782556"/> and <text:alphabetical-index-mark-start text:id="IMark93784284"/>-j<text:alphabetical-index-mark-end text:id="IMark9378428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3784284"/>begin<text:alphabetical-index-mark-end text:id="IMark9378428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809306707411961782" text:style-name="L11">
        <text:list-item>
          <text:p text:style-name="P55">begin … <text:alphabetical-index-mark-start text:id="IMark93774044"/>until<text:alphabetical-index-mark-end text:id="IMark93774044"/> – loops until the top of stack is true.</text:p>
        </text:list-item>
        <text:list-item>
          <text:p text:style-name="P55">begin … <text:alphabetical-index-mark-start text:id="IMark93784284"/>again<text:alphabetical-index-mark-end text:id="IMark93784284"/> – loops indefinitely </text:p>
        </text:list-item>
        <text:list-item>
          <text:p text:style-name="P55">begin … <text:alphabetical-index-mark-start text:id="IMark93774044"/>repeat<text:alphabetical-index-mark-end text:id="IMark9377404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93774044"/>Typing<text:alphabetical-index-mark-end text:id="IMark9377404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93774044"/>Duck Typing<text:alphabetical-index-mark-end text:id="IMark9377404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3774044"/>Declarations<text:alphabetical-index-mark-end text:id="IMark9377404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93774044"/>Scoping<text:alphabetical-index-mark-end text:id="IMark9377404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93774044"/><text:span text:style-name="T7">val:</text:span><text:alphabetical-index-mark-end text:id="IMark93774044"/> and <text:alphabetical-index-mark-start text:id="IMark93782556"/><text:span text:style-name="T7">var:</text:span><text:alphabetical-index-mark-end text:id="IMark9378255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3782556"/><text:span text:style-name="T7">.init</text:span><text:alphabetical-index-mark-end text:id="IMark93782556"/> method being the most popular since it is called to initialize a new instance of the object.</text:p>
      <text:p text:style-name="P3">Methods: <text:alphabetical-index-mark-start text:id="IMark93782556"/><text:span text:style-name="T7">val@:</text:span><text:alphabetical-index-mark-end text:id="IMark93782556"/> and <text:alphabetical-index-mark-start text:id="IMark93774044"/><text:span text:style-name="T7">var@:</text:span><text:alphabetical-index-mark-end text:id="IMark9377404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93774044"/><text:span text:style-name="T7">val#:</text:span><text:alphabetical-index-mark-end text:id="IMark93774044"/> and <text:alphabetical-index-mark-start text:id="IMark93782556"/><text:span text:style-name="T7">var#:</text:span><text:alphabetical-index-mark-end text:id="IMark9378255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93782556"/><text:span text:style-name="T7">val$:</text:span><text:alphabetical-index-mark-end text:id="IMark93782556"/> and <text:alphabetical-index-mark-start text:id="IMark93774044"/><text:span text:style-name="T7">var$:</text:span><text:alphabetical-index-mark-end text:id="IMark93774044"/></text:p>
      <text:p text:style-name="P3">Regex for valid local variable names: <text:span text:style-name="T7">/^\$[a-z][a-z0-9_]*$/</text:span></text:p>
      <text:p text:style-name="Text_20_body">Notes:</text:p>
      <text:p text:style-name="Text_20_body"/>
      <text:h text:style-name="Heading_20_2" text:outline-level="2"><text:alphabetical-index-mark-start text:id="IMark93774044"/>Referencing<text:alphabetical-index-mark-end text:id="IMark9377404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4">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4">Sample 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4">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4">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4">Update the value of the variable.</text:p>
          </table:table-cell>
          <table:table-cell table:style-name="Table56.A2" office:value-type="string">
            <text:p text:style-name="P10">1 score !</text:p>
          </table:table-cell>
          <table:table-cell table:style-name="Table56.C2" office:value-type="string">
            <text:p text:style-name="P10">--<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4">Get a reference to the variable.</text:p>
          </table:table-cell>
          <table:table-cell table:style-name="Table56.A2" office:value-type="string">
            <text:p text:style-name="P10">score</text:p>
          </table:table-cell>
          <table:table-cell table:style-name="Table56.C2" office:value-type="string">
            <text:p text:style-name="P10">--<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3774044"/>Mutation<text:alphabetical-index-mark-end text:id="IMark9377404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1">Method</text:p>
          </table:table-cell>
          <table:table-cell table:style-name="Table57.B1" office:value-type="string">
            <text:p text:style-name="P11">Stack Before</text:p>
          </table:table-cell>
          <table:table-cell table:style-name="Table57.B1" office:value-type="string">
            <text:p text:style-name="P11">Stack After</text:p>
          </table:table-cell>
          <table:table-cell table:style-name="Table57.A1" office:value-type="string">
            <text:p text:style-name="P13">Description</text:p>
          </table:table-cell>
          <table:table-cell table:style-name="Table57.A1" office:value-type="string">
            <text:p text:style-name="P11">Time Used</text:p>
          </table:table-cell>
          <table:table-cell table:style-name="Table57.F1" office:value-type="string">
            <text:p text:style-name="P11">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4">Duplicate the data without any copying.</text:p>
          </table:table-cell>
          <table:table-cell table:style-name="Table57.A2" office:value-type="string">
            <text:p text:style-name="P10">Least</text:p>
          </table:table-cell>
          <table:table-cell table:style-name="Table57.F2" office:value-type="string">
            <text:p text:style-name="P10">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4">Duplicate the data with a shallow copy.</text:p>
          </table:table-cell>
          <table:table-cell table:style-name="Table57.E3" table:number-rows-spanned="2" office:value-type="string">
            <text:p text:style-name="P10">Moderate</text:p>
          </table:table-cell>
          <table:table-cell table:style-name="Table57.F3" table:number-rows-spanned="2" office:value-type="string">
            <text:p text:style-name="P10">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4">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4">Duplicate the data with a deep copy.</text:p>
          </table:table-cell>
          <table:table-cell table:style-name="Table57.E3" table:number-rows-spanned="2" office:value-type="string">
            <text:p text:style-name="P10">Most</text:p>
          </table:table-cell>
          <table:table-cell table:style-name="Table57.F3" table:number-rows-spanned="2" office:value-type="string">
            <text:p text:style-name="P10">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4">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2237800226943929890" text:style-name="L16">
        <text:list-item>
          <text:p text:style-name="P65">No Copying</text:p>
        </text:list-item>
        <text:list-item>
          <text:p text:style-name="P65">Shallow Copying</text:p>
        </text:list-item>
        <text:list-item>
          <text:p text:style-name="P65">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 change the 67 to a 99 and append the string “sure” to the string “Expo”. The final two statements display the copy and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99]</text:p>
      <text:p text:style-name="Code"><text:soft-page-break/></text:p>
      <text:p text:style-name="P3">As can be seen, both have been modified in the same way because the two values (“$expo” and “$ecopy”) both reference the same mutable array.</text:p>
      <text:h text:style-name="Heading_20_3" text:outline-level="3">Shallow Copying</text:h>
      <text:p text:style-name="P6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0" text:note-class="footnote"><text:note-citation>26</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text:soft-page-break/>&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93774044"/>Classes<text:alphabetical-index-mark-end text:id="IMark937740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93774044"/>Inheritance<text:alphabetical-index-mark-end text:id="IMark937740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93774044"/>Methods<text:alphabetical-index-mark-end text:id="IMark93774044"/></text:h>
      <text:p text:style-name="P3">All code in fOOrth is contained in methods. A method is a fragment of code that an object uses to respond to a message that has been sent to that object. In fOOrth there are three sorts of methods:</text:p>
      <text:list xml:id="list6281500557257622497" text:style-name="L12">
        <text:list-item>
          <text:p text:style-name="P56">Shared: Methods that are common to all instances of the class that contains them.</text:p>
        </text:list-item>
        <text:list-item>
          <text:p text:style-name="P56">Exclusive: Methods that are defined for one and only one object (and all of its clones that are created <text:span text:style-name="T2">after</text:span> the exclusive method is defined.).</text:p>
        </text:list-item>
        <text:list-item>
          <text:p text:style-name="P56">Local: Methods that are created in a context and are accessible only in that context. When the context concludes, these methods are no longer accessible.</text:p>
        </text:list-item>
      </text:list>
      <text:h text:style-name="Heading_20_3" text:outline-level="3"><text:alphabetical-index-mark-start text:id="IMark93782556"/>Late Binding<text:alphabetical-index-mark-end text:id="IMark93782556"/> and <text:alphabetical-index-mark-start text:id="IMark219874624"/>Polymorphism<text:alphabetical-index-mark-end text:id="IMark2198746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19874624"/>Method Mapping<text:alphabetical-index-mark-end text:id="IMark2198746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2133086643950055796" text:style-name="L13">
        <text:list-item>
          <text:p text:style-name="P57">The strings used by fOOrth needed to be converted to Ruby symbols to allow code to be executed in Ruby.</text:p>
        </text:list-item>
        <text:list-item>
          <text:p text:style-name="P57">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7">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3782556"/>SymbolMap<text:alphabetical-index-mark-end text:id="IMark93782556"/> class. This class creates mappings in one of two ways:</text:p>
      <text:list xml:id="list5713262423055171475" text:style-name="L14">
        <text:list-item>
          <text:p text:style-name="P5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3782556"/>Routing<text:alphabetical-index-mark-end text:id="IMark9378255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151009006738271913" text:style-name="L15">
        <text:list-item>
          <text:p text:style-name="P59">The defining word used to create the method.</text:p>
        </text:list-item>
        <text:list-item>
          <text:p text:style-name="P59">The receiver of the defining word used to create the method.</text:p>
        </text:list-item>
        <text:list-item>
          <text:p text:style-name="P59">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3782700"/>:<text:alphabetical-index-mark-end text:id="IMark93782700"/></text:p>
          </table:table-cell>
          <table:table-cell table:style-name="Table9.A2" office:value-type="string">
            <text:p text:style-name="P10">N/A</text:p>
          </table:table-cell>
          <table:table-cell table:style-name="Table9.A2" office:value-type="string">
            <text:p text:style-name="P18">any<text:note text:id="ftn26" text:note-class="footnote"><text:note-citation>27</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7" text:note-class="footnote"><text:note-citation>28</text:note-citation><text:note-body><text:p text:style-name="Footnote">The message receiver is the Virtual Machine.</text:p></text:note-body></text:note></text:p>
          </table:table-cell>
          <table:table-cell table:style-name="Table9.E2" office:value-type="string">
            <text:p text:style-name="P14">A virtual machine method.</text:p>
          </table:table-cell>
        </table:table-row>
        <table:table-row>
          <table:table-cell table:style-name="Table9.A3" table:number-rows-spanned="4" office:value-type="string">
            <text:p text:style-name="P11"><text:alphabetical-index-mark-start text:id="IMark93782700"/>.:<text:alphabetical-index-mark-end text:id="IMark9378270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28" text:note-class="footnote"><text:note-citation>29</text:note-citation><text:note-body><text:p text:style-name="Footnote">The message receiver is the Top element of the Data Stack.</text:p></text:note-body></text:note></text:p>
          </table:table-cell>
          <table:table-cell table:style-name="Table9.E2" office:value-type="string">
            <text:p text:style-name="P14">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29" text:note-class="footnote"><text:note-citation>30</text:note-citation><text:note-body><text:p text:style-name="Footnote">The message receiver is the implicit “self” of the method owner.</text:p></text:note-body></text:note></text:p>
          </table:table-cell>
          <table:table-cell table:style-name="Table9.E2" office:value-type="string">
            <text:p text:style-name="P14">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30" text:note-class="footnote"><text:note-citation>31</text:note-citation><text:note-body><text:p text:style-name="Footnote">The message receiver is the Second element of the Data Stack.</text:p></text:note-body></text:note></text:p>
          </table:table-cell>
          <table:table-cell table:style-name="Table9.E2" office:value-type="string">
            <text:p text:style-name="P14">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31" text:note-class="footnote"><text:note-citation>32</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4">Not allowed: Error</text:p>
          </table:table-cell>
        </table:table-row>
        <table:table-row>
          <table:table-cell table:style-name="Table9.A3" table:number-rows-spanned="7" office:value-type="string">
            <text:p text:style-name="P11"><text:alphabetical-index-mark-start text:id="IMark93782700"/>.::<text:alphabetical-index-mark-end text:id="IMark9378270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4">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4">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4">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4">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4">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4">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4">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3776204"/>do_map_name<text:alphabetical-index-mark-end text:id="IMark9377620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1" text:outline-level="1"><text:alphabetical-index-mark-start text:id="IMark93776204"/>Array<text:alphabetical-index-mark-end text:id="IMark9377620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3776204"/>Class<text:alphabetical-index-mark-end text:id="IMark9377620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3794776"/>Complex<text:alphabetical-index-mark-end text:id="IMark9379477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2" text:note-class="footnote"><text:note-citation>3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3" text:note-class="footnote"><text:note-citation>34</text:note-citation><text:note-body><text:p text:style-name="Footnote">No spaces are permitted within the literal.</text:p></text:note-body></text:note></text:p>
          </table:table-cell>
          <table:table-cell table:style-name="Table5.B1" office:value-type="string">
            <text:p text:style-name="P11">Value<text:note text:id="ftn34" text:note-class="footnote"><text:note-citation>3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0">0+7i</text:p>
          </table:table-cell>
        </table:table-row>
        <table:table-row>
          <table:table-cell table:style-name="Table5.A2" office:value-type="string">
            <text:p text:style-name="P21">-7i</text:p>
          </table:table-cell>
          <table:table-cell table:style-name="Table5.B2" office:value-type="string">
            <text:p text:style-name="P10">0-7i</text:p>
          </table:table-cell>
        </table:table-row>
        <table:table-row>
          <table:table-cell table:style-name="Table5.A2" office:value-type="string">
            <text:p text:style-name="P21">3.7i</text:p>
          </table:table-cell>
          <table:table-cell table:style-name="Table5.B2" office:value-type="string">
            <text:p text:style-name="P10">0+3.7i</text:p>
          </table:table-cell>
        </table:table-row>
        <table:table-row>
          <table:table-cell table:style-name="Table5.A2" office:value-type="string">
            <text:p text:style-name="P21">1/2i</text:p>
          </table:table-cell>
          <table:table-cell table:style-name="Table5.B2" office:value-type="string">
            <text:p text:style-name="P10">0+1/2i</text:p>
          </table:table-cell>
        </table:table-row>
        <table:table-row>
          <table:table-cell table:style-name="Table5.A2" office:value-type="string">
            <text:p text:style-name="P21">-3-7i</text:p>
          </table:table-cell>
          <table:table-cell table:style-name="Table5.B2" office:value-type="string">
            <text:p text:style-name="P10">-3-7i</text:p>
          </table:table-cell>
        </table:table-row>
        <table:table-row>
          <table:table-cell table:style-name="Table5.A2" office:value-type="string">
            <text:p text:style-name="P21">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3796696"/>.cbrt<text:alphabetical-index-mark-end text:id="IMark9379669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3796024"/>.e**<text:alphabetical-index-mark-end text:id="IMark9379602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3796696"/>.split<text:alphabetical-index-mark-end text:id="IMark9379669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3796024"/>.sqrt<text:alphabetical-index-mark-end text:id="IMark9379602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3777308"/>Exception<text:alphabetical-index-mark-end text:id="IMark93777308"/></text:h>
      <text:p text:style-name="Text_20_body"/>
      <text:p text:style-name="Text_20_body">Inheritance: Exception <text:span text:style-name="T9">←</text:span> Object</text:p>
      <text:p text:style-name="Code"/>
      <text:p text:style-name="P36"/>
      <text:p text:style-name="Code"/>
      <text:p text:style-name="Text_20_body">Ipsum lorem</text:p>
      <text:h text:style-name="Heading_20_2" text:outline-level="2"/>
      <text:h text:style-name="Heading_20_1" text:outline-level="1"><text:alphabetical-index-mark-start text:id="IMark93777308"/>FalseClass<text:alphabetical-index-mark-end text:id="IMark9377730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3796024"/>&amp;&amp;<text:alphabetical-index-mark-end text:id="IMark9379602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3796024"/>^^<text:alphabetical-index-mark-end text:id="IMark9379602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3796024"/>||<text:alphabetical-index-mark-end text:id="IMark9379602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3777308"/>Float<text:alphabetical-index-mark-end text:id="IMark9377730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5" text:note-class="footnote"><text:note-citation>3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6" text:note-class="footnote"><text:note-citation>3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7" text:note-class="footnote"><text:note-citation>38</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1">7.0</text:p>
          </table:table-cell>
          <table:table-cell table:style-name="Table8.B2" office:value-type="string">
            <text:p text:style-name="P10">7.0</text:p>
          </table:table-cell>
        </table:table-row>
        <table:table-row>
          <table:table-cell table:style-name="Table8.A2" office:value-type="string">
            <text:p text:style-name="P21">7.0E3</text:p>
          </table:table-cell>
          <table:table-cell table:style-name="Table8.B2" office:value-type="string">
            <text:p text:style-name="P10">7000.0</text:p>
          </table:table-cell>
        </table:table-row>
        <table:table-row>
          <table:table-cell table:style-name="Table8.A2" office:value-type="string">
            <text:p text:style-name="P21">7.0E-3</text:p>
          </table:table-cell>
          <table:table-cell table:style-name="Table8.B2" office:value-type="string">
            <text:p text:style-name="P10">0.007</text:p>
          </table:table-cell>
        </table:table-row>
        <table:table-row>
          <table:table-cell table:style-name="Table8.A2" office:value-type="string">
            <text:p text:style-name="P21">-7.0</text:p>
          </table:table-cell>
          <table:table-cell table:style-name="Table8.B2" office:value-type="string">
            <text:p text:style-name="P10">-7.0</text:p>
          </table:table-cell>
        </table:table-row>
        <table:table-row>
          <table:table-cell table:style-name="Table8.A2" office:value-type="string">
            <text:p text:style-name="P21">-7.0E3</text:p>
          </table:table-cell>
          <table:table-cell table:style-name="Table8.B2" office:value-type="string">
            <text:p text:style-name="P10">-7000.0</text:p>
          </table:table-cell>
        </table:table-row>
        <table:table-row>
          <table:table-cell table:style-name="Table8.A2" office:value-type="string">
            <text:p text:style-name="P21">-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3776588"/>Hash<text:alphabetical-index-mark-end text:id="IMark9377658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3776588"/>InStream<text:alphabetical-index-mark-end text:id="IMark9377658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93776588"/>Integer<text:alphabetical-index-mark-end text:id="IMark937765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8" text:note-class="footnote"><text:note-citation>3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9" text:note-class="footnote"><text:note-citation>4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40" text:note-class="footnote"><text:note-citation>41</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1">7</text:p>
          </table:table-cell>
          <table:table-cell table:style-name="Table7.B2" office:value-type="string">
            <text:p text:style-name="P10">7</text:p>
          </table:table-cell>
        </table:table-row>
        <table:table-row>
          <table:table-cell table:style-name="Table7.A2" office:value-type="string">
            <text:p text:style-name="P21">-7</text:p>
          </table:table-cell>
          <table:table-cell table:style-name="Table7.B2" office:value-type="string">
            <text:p text:style-name="P10">-7</text:p>
          </table:table-cell>
        </table:table-row>
        <table:table-row>
          <table:table-cell table:style-name="Table7.A2" office:value-type="string">
            <text:p text:style-name="P21">445556678789933</text:p>
          </table:table-cell>
          <table:table-cell table:style-name="Table7.B2" office:value-type="string">
            <text:p text:style-name="P10">445556678789933</text:p>
          </table:table-cell>
        </table:table-row>
        <table:table-row>
          <table:table-cell table:style-name="Table7.A2" office:value-type="string">
            <text:p text:style-name="P21">0xff</text:p>
          </table:table-cell>
          <table:table-cell table:style-name="Table7.B2" office:value-type="string">
            <text:p text:style-name="P10">255</text:p>
          </table:table-cell>
        </table:table-row>
        <table:table-row>
          <table:table-cell table:style-name="Table7.A2" office:value-type="string">
            <text:p text:style-name="P21">0xffffffffff</text:p>
          </table:table-cell>
          <table:table-cell table:style-name="Table7.B2" office:value-type="string">
            <text:p text:style-name="P10">1099511627775</text:p>
          </table:table-cell>
        </table:table-row>
        <table:table-row>
          <table:table-cell table:style-name="Table7.A2" office:value-type="string">
            <text:p text:style-name="P21">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93774572"/><text:alphabetical-index-mark-start text:id="IMark93777836"/>MaxNumeric<text:alphabetical-index-mark-end text:id="IMark93777836"/><text:alphabetical-index-mark-end text:id="IMark9377457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93774572"/><text:alphabetical-index-mark-start text:id="IMark93777836"/>MinNumeric<text:alphabetical-index-mark-end text:id="IMark93777836"/><text:alphabetical-index-mark-end text:id="IMark9377457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93774572"/><text:alphabetical-index-mark-start text:id="IMark93777836"/><text:alphabetical-index-mark-start text:id="IMark93773996"/>NilClass<text:alphabetical-index-mark-end text:id="IMark93773996"/><text:alphabetical-index-mark-end text:id="IMark93777836"/><text:alphabetical-index-mark-end text:id="IMark9377457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3776876"/>&amp;&amp;<text:alphabetical-index-mark-end text:id="IMark9377687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3776876"/>^^<text:alphabetical-index-mark-end text:id="IMark9377687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3776876"/>||<text:alphabetical-index-mark-end text:id="IMark9377687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3774572"/>Numeric<text:alphabetical-index-mark-end text:id="IMark9377457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3774572"/>Object<text:alphabetical-index-mark-end text:id="IMark9377457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93776876"/>&amp;&amp;<text:alphabetical-index-mark-end text:id="IMark9377687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93776876"/>)methods<text:alphabetical-index-mark-end text:id="IMark9377687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93776876"/>.<text:alphabetical-index-mark-end text:id="IMark9377687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93776876"/>.::<text:alphabetical-index-mark-end text:id="IMark9377687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3776876"/>inst:<text:alphabetical-index-mark-end text:id="IMark9377687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3776876"/>local:<text:alphabetical-index-mark-end text:id="IMark9377687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93776876"/>super<text:alphabetical-index-mark-end text:id="IMark9377687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3776876"/>;<text:alphabetical-index-mark-end text:id="IMark9377687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93776876"/>.class<text:alphabetical-index-mark-end text:id="IMark93776876"/> [a_class]</text:h>
            <text:p text:style-name="P14"><text:span text:style-name="T1">Routing:</text:span> TOS.</text:p>
            <text:p text:style-name="P14">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93776876"/>.clone<text:alphabetical-index-mark-end text:id="IMark9377687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93776876"/>.copy<text:alphabetical-index-mark-end text:id="IMark9377687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93776876"/>.init<text:alphabetical-index-mark-end text:id="IMark9377687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93776876"/>.is_class?<text:alphabetical-index-mark-end text:id="IMark9377687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93776876"/>.name<text:alphabetical-index-mark-end text:id="IMark9377687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7">Object .name</text:p>
          </table:table-cell>
          <table:table-cell table:style-name="Table30.B2" office:value-type="string">
            <text:p text:style-name="P14">“Object”</text:p>
          </table:table-cell>
        </table:table-row>
        <table:table-row>
          <table:table-cell table:style-name="Table30.A2" office:value-type="string">
            <text:p text:style-name="P17">100 .name</text:p>
          </table:table-cell>
          <table:table-cell table:style-name="Table30.B2" office:value-type="string">
            <text:p text:style-name="P14">“Fixnum instance”</text:p>
          </table:table-cell>
        </table:table-row>
        <table:table-row>
          <table:table-cell table:style-name="Table30.A2" office:value-type="string">
            <text:p text:style-name="P17">vm .name</text:p>
          </table:table-cell>
          <table:table-cell table:style-name="Table30.B2" office:value-type="string">
            <text:p text:style-name="P14">“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93776876"/>.strlen<text:alphabetical-index-mark-end text:id="IMark9377687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7">"ABCD" .strlen </text:p>
          </table:table-cell>
          <table:table-cell table:style-name="Table31.A1" office:value-type="string">
            <text:p text:style-name="P14">4</text:p>
          </table:table-cell>
        </table:table-row>
        <table:table-row>
          <table:table-cell table:style-name="Table31.A3" office:value-type="string">
            <text:p text:style-name="P17">100 .strlen </text:p>
          </table:table-cell>
          <table:table-cell table:style-name="Table31.B4" office:value-type="string">
            <text:p text:style-name="P14">3</text:p>
          </table:table-cell>
        </table:table-row>
        <table:table-row>
          <table:table-cell table:style-name="Table31.A5" office:value-type="string">
            <text:p text:style-name="P17">Object .strlen </text:p>
          </table:table-cell>
          <table:table-cell table:style-name="Table31.A1" office:value-type="string">
            <text:p text:style-name="P14">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93776876"/>.to_f<text:alphabetical-index-mark-end text:id="IMark9377687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93776876"/>.to_f!<text:alphabetical-index-mark-end text:id="IMark9377687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93776876"/>.to_i<text:alphabetical-index-mark-end text:id="IMark9377687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93776876"/>.to_i!<text:alphabetical-index-mark-end text:id="IMark9377687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93776876"/>.to_n<text:alphabetical-index-mark-end text:id="IMark9377687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93776876"/>.to_n!<text:alphabetical-index-mark-end text:id="IMark9377687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3776876"/>.to_r<text:alphabetical-index-mark-end text:id="IMark9377687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93776876"/>.to_r!<text:alphabetical-index-mark-end text:id="IMark9377687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93776876"/>.to_s<text:alphabetical-index-mark-end text:id="IMark9377687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93776876"/>.to_x<text:alphabetical-index-mark-end text:id="IMark9377687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4">5</text:p>
          </table:table-cell>
          <table:table-cell table:style-name="Table41.B2" office:value-type="string">
            <text:p text:style-name="P14">5+0i</text:p>
          </table:table-cell>
        </table:table-row>
        <table:table-row>
          <table:table-cell table:style-name="Table41.A2" office:value-type="string">
            <text:p text:style-name="P14">5.2</text:p>
          </table:table-cell>
          <table:table-cell table:style-name="Table41.B2" office:value-type="string">
            <text:p text:style-name="P14">5.2+0i</text:p>
          </table:table-cell>
        </table:table-row>
        <table:table-row>
          <table:table-cell table:style-name="Table41.A2" office:value-type="string">
            <text:p text:style-name="P14">“5”</text:p>
          </table:table-cell>
          <table:table-cell table:style-name="Table41.B2" office:value-type="string">
            <text:p text:style-name="P14">5+0i</text:p>
          </table:table-cell>
        </table:table-row>
        <table:table-row>
          <table:table-cell table:style-name="Table41.A2" office:value-type="string">
            <text:p text:style-name="P14">1+2i</text:p>
          </table:table-cell>
          <table:table-cell table:style-name="Table41.B2" office:value-type="string">
            <text:p text:style-name="P14">1+2i</text:p>
          </table:table-cell>
        </table:table-row>
        <table:table-row>
          <table:table-cell table:style-name="Table41.A2" office:value-type="string">
            <text:p text:style-name="P14">“apple”</text:p>
          </table:table-cell>
          <table:table-cell table:style-name="Table41.B2" office:value-type="string">
            <text:p text:style-name="P14">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93776876"/>.to_x!<text:alphabetical-index-mark-end text:id="IMark9377687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4">5</text:p>
          </table:table-cell>
          <table:table-cell table:style-name="Table42.B2" office:value-type="string">
            <text:p text:style-name="P14">5+0i</text:p>
          </table:table-cell>
        </table:table-row>
        <table:table-row table:style-name="Table42.1">
          <table:table-cell table:style-name="Table42.A2" office:value-type="string">
            <text:p text:style-name="P14">5.2</text:p>
          </table:table-cell>
          <table:table-cell table:style-name="Table42.B2" office:value-type="string">
            <text:p text:style-name="P14">5.2+0i</text:p>
          </table:table-cell>
        </table:table-row>
        <table:table-row table:style-name="Table42.1">
          <table:table-cell table:style-name="Table42.A2" office:value-type="string">
            <text:p text:style-name="P14">“5”</text:p>
          </table:table-cell>
          <table:table-cell table:style-name="Table42.B2" office:value-type="string">
            <text:p text:style-name="P14">5+0i</text:p>
          </table:table-cell>
        </table:table-row>
        <table:table-row table:style-name="Table42.1">
          <table:table-cell table:style-name="Table42.A2" office:value-type="string">
            <text:p text:style-name="P14">1+2i</text:p>
          </table:table-cell>
          <table:table-cell table:style-name="Table42.B2" office:value-type="string">
            <text:p text:style-name="P14">1+2i</text:p>
          </table:table-cell>
        </table:table-row>
        <table:table-row table:style-name="Table42.1">
          <table:table-cell table:style-name="Table42.A2" office:value-type="string">
            <text:p text:style-name="P14">“apple”</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93776876"/>&lt;&gt;<text:alphabetical-index-mark-end text:id="IMark9377687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93776876"/>=<text:alphabetical-index-mark-end text:id="IMark9377687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93776876"/>^^<text:alphabetical-index-mark-end text:id="IMark9377687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93776876"/>distinct?<text:alphabetical-index-mark-end text:id="IMark9377687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4">4 5 distinct?</text:p>
          </table:table-cell>
          <table:table-cell table:style-name="Table46.B2" office:value-type="string">
            <text:p text:style-name="P14">true</text:p>
          </table:table-cell>
        </table:table-row>
        <table:table-row table:style-name="Table46.1">
          <table:table-cell table:style-name="Table46.A2" office:value-type="string">
            <text:p text:style-name="P14">4 4 distinct?</text:p>
          </table:table-cell>
          <table:table-cell table:style-name="Table46.B2" office:value-type="string">
            <text:p text:style-name="P14">false</text:p>
          </table:table-cell>
        </table:table-row>
        <text:soft-page-break/>
        <table:table-row table:style-name="Table46.1">
          <table:table-cell table:style-name="Table46.A2" office:value-type="string">
            <text:p text:style-name="P14">“hi” dup distinct?</text:p>
          </table:table-cell>
          <table:table-cell table:style-name="Table46.B2" office:value-type="string">
            <text:p text:style-name="P14">false</text:p>
          </table:table-cell>
        </table:table-row>
        <table:table-row table:style-name="Table46.1">
          <table:table-cell table:style-name="Table46.A2" office:value-type="string">
            <text:p text:style-name="P14">“hi” “ho” distinct?</text:p>
          </table:table-cell>
          <table:table-cell table:style-name="Table46.B2" office:value-type="string">
            <text:p text:style-name="P14">true</text:p>
          </table:table-cell>
        </table:table-row>
        <table:table-row table:style-name="Table46.1">
          <table:table-cell table:style-name="Table46.A2" office:value-type="string">
            <text:p text:style-name="P14">“hi” “hi” distinct?</text:p>
          </table:table-cell>
          <table:table-cell table:style-name="Table46.B2" office:value-type="string">
            <text:p text:style-name="P14">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93776876"/>identical?<text:alphabetical-index-mark-end text:id="IMark9377687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4">4 5 identical?</text:p>
          </table:table-cell>
          <table:table-cell table:style-name="Table47.B2" office:value-type="string">
            <text:p text:style-name="P14">false</text:p>
          </table:table-cell>
        </table:table-row>
        <table:table-row table:style-name="Table47.1">
          <table:table-cell table:style-name="Table47.A2" office:value-type="string">
            <text:p text:style-name="P14">4 4 identical?</text:p>
          </table:table-cell>
          <table:table-cell table:style-name="Table47.B2" office:value-type="string">
            <text:p text:style-name="P14">true</text:p>
          </table:table-cell>
        </table:table-row>
        <table:table-row table:style-name="Table47.1">
          <table:table-cell table:style-name="Table47.A2" office:value-type="string">
            <text:p text:style-name="P14">“hi” dup identical?</text:p>
          </table:table-cell>
          <table:table-cell table:style-name="Table47.B2" office:value-type="string">
            <text:p text:style-name="P14">true</text:p>
          </table:table-cell>
        </table:table-row>
        <table:table-row table:style-name="Table47.1">
          <table:table-cell table:style-name="Table47.A2" office:value-type="string">
            <text:p text:style-name="P14">“hi” “ho” identical?</text:p>
          </table:table-cell>
          <table:table-cell table:style-name="Table47.B2" office:value-type="string">
            <text:p text:style-name="P14">false</text:p>
          </table:table-cell>
        </table:table-row>
        <table:table-row table:style-name="Table47.1">
          <table:table-cell table:style-name="Table47.A2" office:value-type="string">
            <text:p text:style-name="P14">“hi” “hi” identical?</text:p>
          </table:table-cell>
          <table:table-cell table:style-name="Table47.B2" office:value-type="string">
            <text:p text:style-name="P14">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93776876"/>max<text:alphabetical-index-mark-end text:id="IMark9377687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4">4 5 max</text:p>
          </table:table-cell>
          <table:table-cell table:style-name="Table48.B2" office:value-type="string">
            <text:p text:style-name="P14">5</text:p>
          </table:table-cell>
        </table:table-row>
        <table:table-row table:style-name="Table48.1">
          <table:table-cell table:style-name="Table48.A2" office:value-type="string">
            <text:p text:style-name="P14">4 “5” max</text:p>
          </table:table-cell>
          <table:table-cell table:style-name="Table48.B2" office:value-type="string">
            <text:p text:style-name="P14">“5”</text:p>
          </table:table-cell>
        </table:table-row>
        <table:table-row table:style-name="Table48.1">
          <table:table-cell table:style-name="Table48.A2" office:value-type="string">
            <text:p text:style-name="P14">4 2 max</text:p>
          </table:table-cell>
          <table:table-cell table:style-name="Table48.B2" office:value-type="string">
            <text:p text:style-name="P14">4</text:p>
          </table:table-cell>
        </table:table-row>
        <table:table-row table:style-name="Table48.1">
          <table:table-cell table:style-name="Table48.A2" office:value-type="string">
            <text:p text:style-name="P14">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93776876"/>min<text:alphabetical-index-mark-end text:id="IMark937768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4">4 5 min</text:p>
          </table:table-cell>
          <table:table-cell table:style-name="Table49.B2" office:value-type="string">
            <text:p text:style-name="P14">4</text:p>
          </table:table-cell>
        </table:table-row>
        <table:table-row table:style-name="Table49.1">
          <table:table-cell table:style-name="Table49.A2" office:value-type="string">
            <text:p text:style-name="P14">4 “5” min</text:p>
          </table:table-cell>
          <table:table-cell table:style-name="Table49.B2" office:value-type="string">
            <text:p text:style-name="P14">4</text:p>
          </table:table-cell>
        </table:table-row>
        <text:soft-page-break/>
        <table:table-row table:style-name="Table49.1">
          <table:table-cell table:style-name="Table49.A2" office:value-type="string">
            <text:p text:style-name="P14">4 2 min</text:p>
          </table:table-cell>
          <table:table-cell table:style-name="Table49.B2" office:value-type="string">
            <text:p text:style-name="P14">2</text:p>
          </table:table-cell>
        </table:table-row>
        <table:table-row table:style-name="Table49.1">
          <table:table-cell table:style-name="Table49.A2" office:value-type="string">
            <text:p text:style-name="P14">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93776876"/>nil&lt;&gt;<text:alphabetical-index-mark-end text:id="IMark9377687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93776876"/>nil=<text:alphabetical-index-mark-end text:id="IMark937768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93776876"/>not<text:alphabetical-index-mark-end text:id="IMark937768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93776876"/>||<text:alphabetical-index-mark-end text:id="IMark9377687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3774572"/>OutStream<text:alphabetical-index-mark-end text:id="IMark9377457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93774572"/>Procedure<text:alphabetical-index-mark-end text:id="IMark9377457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3774572"/>Queue<text:alphabetical-index-mark-end text:id="IMark9377457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3774572"/>Rational<text:alphabetical-index-mark-end text:id="IMark9377457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1" text:note-class="footnote"><text:note-citation>4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42" text:note-class="footnote"><text:note-citation>43</text:note-citation><text:note-body><text:p text:style-name="Footnote">No spaces are permitted within the literal.</text:p></text:note-body></text:note></text:p>
          </table:table-cell>
          <table:table-cell table:style-name="Table6.B1" office:value-type="string">
            <text:p text:style-name="P11">Value<text:note text:id="ftn43" text:note-class="footnote"><text:note-citation>4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0">1/2</text:p>
          </table:table-cell>
        </table:table-row>
        <table:table-row>
          <table:table-cell table:style-name="Table6.A2" office:value-type="string">
            <text:p text:style-name="P21">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3777692"/>.split<text:alphabetical-index-mark-end text:id="IMark937776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4">1/2 .split</text:p>
          </table:table-cell>
          <table:table-cell table:style-name="Table18.B2" office:value-type="string">
            <text:p text:style-name="P14">1 <text:s/>2</text:p>
          </table:table-cell>
        </table:table-row>
        <table:table-row table:style-name="Table18.1">
          <table:table-cell table:style-name="Table18.A2" office:value-type="string">
            <text:p text:style-name="P14">3/4 .split</text:p>
          </table:table-cell>
          <table:table-cell table:style-name="Table18.B2" office:value-type="string">
            <text:p text:style-name="P14">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3750056"/>Stack<text:alphabetical-index-mark-end text:id="IMark9375005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3750056"/>String<text:alphabetical-index-mark-end text:id="IMark9375005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3750056"/>Thread<text:alphabetical-index-mark-end text:id="IMark9375005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3750056"/><text:alphabetical-index-mark-start text:id="IMark93752744"/><text:alphabetical-index-mark-start text:id="IMark93753032"/>TrueClass<text:alphabetical-index-mark-end text:id="IMark93753032"/><text:alphabetical-index-mark-end text:id="IMark93752744"/><text:alphabetical-index-mark-end text:id="IMark9375005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93750056"/>VirtualMachine<text:alphabetical-index-mark-end text:id="IMark9375005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3750056"/>Commands<text:alphabetical-index-mark-end text:id="IMark9375005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4" text:note-class="footnote"><text:note-citation>4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6">.</text:p>
          </table:table-cell>
          <table:table-cell table:style-name="Table4.B2" office:value-type="string">
            <text:p text:style-name="P14">Any character except newline</text:p>
          </table:table-cell>
        </table:table-row>
        <table:table-row>
          <table:table-cell table:style-name="Table4.A2" office:value-type="string">
            <text:p text:style-name="P16">[A-Z]</text:p>
          </table:table-cell>
          <table:table-cell table:style-name="Table4.B2" office:value-type="string">
            <text:p text:style-name="P14">Any uppercase alphabetical character.</text:p>
          </table:table-cell>
        </table:table-row>
        <table:table-row>
          <table:table-cell table:style-name="Table4.A2" office:value-type="string">
            <text:p text:style-name="P16">[A-Za-z0-9_]</text:p>
          </table:table-cell>
          <table:table-cell table:style-name="Table4.B2" office:value-type="string">
            <text:p text:style-name="P14">Any alphanumeric or underscore character.</text:p>
          </table:table-cell>
        </table:table-row>
        <table:table-row>
          <table:table-cell table:style-name="Table4.A2" office:value-type="string">
            <text:p text:style-name="P16">\.</text:p>
          </table:table-cell>
          <table:table-cell table:style-name="Table4.B2" office:value-type="string">
            <text:p text:style-name="P14">A single '.' character.</text:p>
          </table:table-cell>
        </table:table-row>
        <table:table-row>
          <table:table-cell table:style-name="Table4.A2" office:value-type="string">
            <text:p text:style-name="P16">\/</text:p>
          </table:table-cell>
          <table:table-cell table:style-name="Table4.B2" office:value-type="string">
            <text:p text:style-name="P14">A single '/' character</text:p>
          </table:table-cell>
        </table:table-row>
        <table:table-row>
          <table:table-cell table:style-name="Table4.A2" office:value-type="string">
            <text:p text:style-name="P16">\$</text:p>
          </table:table-cell>
          <table:table-cell table:style-name="Table4.B2" office:value-type="string">
            <text:p text:style-name="P14">A single '$' character.</text:p>
          </table:table-cell>
        </table:table-row>
        <table:table-row>
          <table:table-cell table:style-name="Table4.A2" office:value-type="string">
            <text:p text:style-name="P16">\d</text:p>
          </table:table-cell>
          <table:table-cell table:style-name="Table4.B2" office:value-type="string">
            <text:p text:style-name="P14">A digit (0..9)</text:p>
          </table:table-cell>
        </table:table-row>
        <table:table-row>
          <table:table-cell table:style-name="Table4.A2" office:value-type="string">
            <text:p text:style-name="P16">X*</text:p>
          </table:table-cell>
          <table:table-cell table:style-name="Table4.B2" office:value-type="string">
            <text:p text:style-name="P14">0 or more repetitions of the X expression.</text:p>
          </table:table-cell>
        </table:table-row>
        <table:table-row>
          <table:table-cell table:style-name="Table4.A2" office:value-type="string">
            <text:p text:style-name="P16">X+</text:p>
          </table:table-cell>
          <table:table-cell table:style-name="Table4.B2" office:value-type="string">
            <text:p text:style-name="P14">1 or more repetitions of the X expression.</text:p>
          </table:table-cell>
        </table:table-row>
        <table:table-row>
          <table:table-cell table:style-name="Table4.A2" office:value-type="string">
            <text:p text:style-name="P16">^</text:p>
          </table:table-cell>
          <table:table-cell table:style-name="Table4.B2" office:value-type="string">
            <text:p text:style-name="P14">The beginning of the line or string.</text:p>
          </table:table-cell>
        </table:table-row>
        <table:table-row>
          <table:table-cell table:style-name="Table4.A2" office:value-type="string">
            <text:p text:style-name="P16">$</text:p>
          </table:table-cell>
          <table:table-cell table:style-name="Table4.B2" office:value-type="string">
            <text:p text:style-name="P14">The end of the line or string</text:p>
          </table:table-cell>
        </table:table-row>
        <table:table-row>
          <table:table-cell table:style-name="Table4.A2" office:value-type="string">
            <text:p text:style-name="P15">other</text:p>
          </table:table-cell>
          <table:table-cell table:style-name="Table4.B2" office:value-type="string">
            <text:p text:style-name="P14">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5">A</text:p>
          <text:p text:style-name="P44">again<text:tab/>24</text:p>
          <text:p text:style-name="P44">Array<text:tab/>39</text:p>
          <text:p text:style-name="P45">B</text:p>
          <text:p text:style-name="P44">begin<text:tab/>24</text:p>
          <text:p text:style-name="P45">C</text:p>
          <text:p text:style-name="P44">Class<text:tab/>40</text:p>
          <text:p text:style-name="P44">Classes<text:tab/>32</text:p>
          <text:p text:style-name="P44">Commands<text:tab/>76</text:p>
          <text:p text:style-name="P44">Complex<text:tab/>41</text:p>
          <text:p text:style-name="P45">D</text:p>
          <text:p text:style-name="P44">Declarations<text:tab/>25</text:p>
          <text:p text:style-name="P44">Demo.rb<text:tab/>11</text:p>
          <text:p text:style-name="P44">distinct?<text:tab/>62</text:p>
          <text:p text:style-name="P44">do<text:tab/>22</text:p>
          <text:p text:style-name="P44">do_map_name<text:tab/>36</text:p>
          <text:p text:style-name="P44">drop<text:tab/>18</text:p>
          <text:p text:style-name="P44">Duck Typing<text:tab/>25</text:p>
          <text:p text:style-name="P44">dup<text:tab/>18</text:p>
          <text:p text:style-name="P45">E</text:p>
          <text:p text:style-name="P44">Exception<text:tab/>43</text:p>
          <text:p text:style-name="P45">F</text:p>
          <text:p text:style-name="P44">FalseClass<text:tab/>44</text:p>
          <text:p text:style-name="P44">Float<text:tab/>46</text:p>
          <text:p text:style-name="P45">H</text:p>
          <text:p text:style-name="P44">Hash<text:tab/>47</text:p>
          <text:p text:style-name="P45">I</text:p>
          <text:p text:style-name="P44">i<text:tab/>22</text:p>
          <text:p text:style-name="P44">identical?<text:tab/>63</text:p>
          <text:p text:style-name="P44">if<text:tab/>20</text:p>
          <text:p text:style-name="P44">Inheritance<text:tab/>33</text:p>
          <text:p text:style-name="P44">inst:<text:tab/>56</text:p>
          <text:p text:style-name="P44">InStream<text:tab/>48</text:p>
          <text:p text:style-name="P44">Integer<text:tab/>49</text:p>
          <text:p text:style-name="P45">J</text:p>
          <text:p text:style-name="P44">j<text:tab/>22</text:p>
          <text:p text:style-name="P45">L</text:p>
          <text:p text:style-name="P44">Late Binding<text:tab/>33</text:p>
          <text:p text:style-name="P44">local:<text:tab/>56</text:p>
          <text:p text:style-name="P44">loop<text:tab/>22</text:p>
          <text:p text:style-name="P45">M</text:p>
          <text:p text:style-name="P44">max<text:tab/>63</text:p>
          <text:p text:style-name="P44">MaxNumeric<text:tab/>51</text:p>
          <text:p text:style-name="P44">Method Mapping<text:tab/>34</text:p>
          <text:p text:style-name="P44">Methods<text:tab/>33</text:p>
          <text:p text:style-name="P44">min<text:tab/>63</text:p>
          <text:p text:style-name="P44">MinNumeric<text:tab/>52</text:p>
          <text:p text:style-name="P44">Mutation<text:tab/>27</text:p>
          <text:p text:style-name="P45">N</text:p>
          <text:p text:style-name="P44">nil&lt;&gt;<text:tab/>64</text:p>
          <text:p text:style-name="P44">nil=<text:tab/>64</text:p>
          <text:p text:style-name="P44">NilClass<text:tab/>53</text:p>
          <text:p text:style-name="P44">nip<text:tab/>18</text:p>
          <text:p text:style-name="P44">not<text:tab/>64</text:p>
          <text:p text:style-name="P44">Numeric<text:tab/>54</text:p>
          <text:p text:style-name="P45">O</text:p>
          <text:p text:style-name="P44">Object<text:tab/>55</text:p>
          <text:p text:style-name="P44">OutStream<text:tab/>65</text:p>
          <text:p text:style-name="P44">over<text:tab/>18</text:p>
          <text:p text:style-name="P45">P</text:p>
          <text:p text:style-name="P44">pick<text:tab/>18</text:p>
          <text:p text:style-name="P44">Polymorphism<text:tab/>33</text:p>
          <text:p text:style-name="P44">Procedure<text:tab/>66</text:p>
          <text:p text:style-name="P45">Q</text:p>
          <text:p text:style-name="P44">Queue<text:tab/>67</text:p>
          <text:p text:style-name="P45">R</text:p>
          <text:p text:style-name="P44">Rake<text:tab/>11</text:p>
          <text:p text:style-name="P44">Rational<text:tab/>68</text:p>
          <text:p text:style-name="P44">Referencing<text:tab/>26</text:p>
          <text:p text:style-name="P44">repeat<text:tab/>24</text:p>
          <text:p text:style-name="P44">Routing<text:tab/>35</text:p>
          <text:p text:style-name="P45">S</text:p>
          <text:p text:style-name="P44">Scoping<text:tab/>25</text:p>
          <text:p text:style-name="P44">Stack<text:tab/>70</text:p>
          <text:p text:style-name="P44">String<text:tab/>71</text:p>
          <text:p text:style-name="P44">super<text:tab/>56</text:p>
          <text:p text:style-name="P44">swap<text:tab/>19</text:p>
          <text:p text:style-name="P44">switch<text:tab/>20</text:p>
          <text:p text:style-name="P44">SymbolMap<text:tab/>34</text:p>
          <text:p text:style-name="P45">T</text:p>
          <text:p text:style-name="P44">Thanks<text:tab/>9</text:p>
          <text:p text:style-name="P44">Thread<text:tab/>72</text:p>
          <text:p text:style-name="P44">TrueClass<text:tab/>73</text:p>
          <text:p text:style-name="P44">tuck<text:tab/>19</text:p>
          <text:p text:style-name="P44">Typing<text:tab/>25</text:p>
          <text:p text:style-name="P45">U</text:p>
          <text:p text:style-name="P44">until<text:tab/>24</text:p>
          <text:p text:style-name="P45">V</text:p>
          <text:p text:style-name="P44">val:<text:tab/>25</text:p>
          <text:p text:style-name="P44">val@:<text:tab/>26</text:p>
          <text:p text:style-name="P44">val#:<text:tab/>26</text:p>
          <text:p text:style-name="P44">val$:<text:tab/>26</text:p>
          <text:p text:style-name="P44">var:<text:tab/>25</text:p>
          <text:p text:style-name="P44">var@:<text:tab/>26</text:p>
          <text:p text:style-name="P44">var#:<text:tab/>26</text:p>
          <text:p text:style-name="P44">var$:<text:tab/>26</text:p>
          <text:p text:style-name="P44">VirtualMachine<text:tab/>74</text:p>
          <text:p text:style-name="P45">^</text:p>
          <text:p text:style-name="P44">^^<text:tab/>44, 53, 62</text:p>
          <text:p text:style-name="P45">-</text:p>
          <text:p text:style-name="P44">-i<text:tab/>22</text:p>
          <text:p text:style-name="P44">-j<text:tab/>22</text:p>
          <text:p text:style-name="P45">;</text:p>
          <text:p text:style-name="P44">;<text:tab/>56</text:p>
          <text:p text:style-name="P45">:</text:p>
          <text:p text:style-name="P44">:<text:tab/>35</text:p>
          <text:p text:style-name="P45">.</text:p>
          <text:p text:style-name="P44">.<text:tab/>55</text:p>
          <text:p text:style-name="P44">.:<text:tab/>35</text:p>
          <text:p text:style-name="P44">.::<text:tab/>35, 56</text:p>
          <text:p text:style-name="P44">.cbrt<text:tab/>42</text:p>
          <text:p text:style-name="P44">.class<text:tab/>56</text:p>
          <text:p text:style-name="P44">.clone<text:tab/>57</text:p>
          <text:p text:style-name="P44">.copy<text:tab/>57</text:p>
          <text:p text:style-name="P44">.e**<text:tab/>42</text:p>
          <text:p text:style-name="P44">.init<text:tab/>26, 57</text:p>
          <text:p text:style-name="P44">.is_class?<text:tab/>57</text:p>
          <text:p text:style-name="P44">.name<text:tab/>58</text:p>
          <text:p text:style-name="P44">.split<text:tab/>42, 68</text:p>
          <text:p text:style-name="P44">.sqrt<text:tab/>42</text:p>
          <text:p text:style-name="P44">.strlen<text:tab/>58</text:p>
          <text:p text:style-name="P44">.to_f<text:tab/>58</text:p>
          <text:p text:style-name="P44">.to_f!<text:tab/>59</text:p>
          <text:p text:style-name="P44">.to_i<text:tab/>59</text:p>
          <text:p text:style-name="P44">.to_i!<text:tab/>59</text:p>
          <text:p text:style-name="P44">.to_n<text:tab/>59</text:p>
          <text:p text:style-name="P44">.to_n!<text:tab/>60</text:p>
          <text:p text:style-name="P44">.to_r<text:tab/>60</text:p>
          <text:p text:style-name="P44">.to_r!<text:tab/>61</text:p>
          <text:p text:style-name="P44">.to_s<text:tab/>61</text:p>
          <text:p text:style-name="P44">.to_x<text:tab/>61</text:p>
          <text:p text:style-name="P44">.to_x!<text:tab/>62</text:p>
          <text:p text:style-name="P45">)</text:p>
          <text:p text:style-name="P44">)methods<text:tab/>55</text:p>
          <text:p text:style-name="P45">&amp;</text:p>
          <text:p text:style-name="P44">&amp;&amp;<text:tab/>44, 53, 55</text:p>
          <text:p text:style-name="P45">+</text:p>
          <text:p text:style-name="P44">+loop<text:tab/>22</text:p>
          <text:p text:style-name="P45">&lt;</text:p>
          <text:p text:style-name="P44">&lt;&gt;<text:tab/>62</text:p>
          <text:p text:style-name="P45">=</text:p>
          <text:p text:style-name="P44">=<text:tab/>62</text:p>
          <text:p text:style-name="P45">|</text:p>
          <text:p text:style-name="P44">||<text:tab/>44, 53, 64</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2</text:page-number> of <text:page-count>8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5H38M39S</meta:editing-duration>
    <meta:editing-cycles>1202</meta:editing-cycles>
    <meta:generator>OpenOffice/4.1.1$Win32 OpenOffice.org_project/411m6$Build-9775</meta:generator>
    <dc:date>2015-03-20T22:53:08.61</dc:date>
    <dc:creator>Peter Camilleri</dc:creator>
    <meta:printed-by>Peter Camilleri</meta:printed-by>
    <meta:print-date>2015-02-10T10:49:15.76</meta:print-date>
    <meta:document-statistic meta:table-count="57" meta:image-count="0" meta:object-count="0" meta:page-count="82" meta:paragraph-count="2030" meta:word-count="13843" meta:character-count="83492"/>
    <meta:template xlink:type="simple" xlink:actuate="onRequest" xlink:title="MyDefault" xlink:href="../../../../OpenOffice.org/3/user/template/MyDefault.ott" meta:date="2014-06-26T22:09:00.24"/>
  </office:meta>
</office:document-meta>
</file>